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35%" draw:textarea-horizontal-align="justify" draw:textarea-vertical-align="middle" draw:auto-grow-height="false" fo:min-height="17.53cm" fo:min-width="19.566cm"/>
    </style:style>
    <style:style style:name="gr2" style:family="graphic" style:parent-style-name="standard">
      <style:graphic-properties draw:stroke="dash" draw:stroke-dash="Dashed_20__28_var_29_" draw:fill-color="#fcd4d1" draw:opacity="100%" draw:textarea-horizontal-align="justify" draw:textarea-vertical-align="top" draw:auto-grow-height="false" fo:min-height="9.656cm" fo:min-width="12.181cm" draw:shadow="hidden"/>
      <style:paragraph-properties style:writing-mode="lr-tb"/>
    </style:style>
    <style:style style:name="gr3" style:family="graphic" style:parent-style-name="standard">
      <style:graphic-properties draw:stroke="dash" draw:stroke-dash="Dashed_20__28_var_29_" draw:fill-color="#fedcc6" draw:opacity="100%" draw:textarea-horizontal-align="justify" draw:textarea-vertical-align="top" draw:auto-grow-height="false" fo:min-height="3.343cm" fo:min-width="12.181cm" draw:shadow="hidden"/>
      <style:paragraph-properties style:writing-mode="lr-tb"/>
    </style:style>
    <style:style style:name="gr4" style:family="graphic" style:parent-style-name="standard">
      <style:graphic-properties draw:stroke="dash" draw:stroke-dash="Dashed_20__28_var_29_" draw:fill-color="#e0efd4" draw:textarea-horizontal-align="justify" draw:textarea-vertical-align="top" draw:auto-grow-height="false" fo:min-height="3.687cm" fo:min-width="12.181cm"/>
      <style:paragraph-properties style:writing-mode="lr-tb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184cm" fo:min-width="3.627cm"/>
      <style:paragraph-properties style:writing-mode="lr-tb"/>
    </style:style>
    <style:style style:name="gr6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3.691cm"/>
      <style:paragraph-properties style:writing-mode="lr-tb"/>
    </style:style>
    <style:style style:name="gr7" style:family="graphic" style:parent-style-name="standard">
      <style:graphic-properties draw:stroke="solid" svg:stroke-color="#000000" draw:textarea-vertical-align="middle"/>
      <style:paragraph-properties style:writing-mode="lr-tb"/>
    </style:style>
    <style:style style:name="gr8" style:family="graphic" style:parent-style-name="standard">
      <style:graphic-properties svg:stroke-color="#3465a4" draw:fill-color="#add58a" draw:textarea-horizontal-align="justify" draw:textarea-vertical-align="top" draw:auto-grow-height="false" fo:min-height="2.671cm" fo:min-width="2.421cm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svg:stroke-color="#3465a4" draw:fill-color="#c2e0ae" draw:textarea-horizontal-align="justify" draw:textarea-vertical-align="middle" draw:auto-grow-height="false" fo:min-height="1.528cm" fo:min-width="1.913cm"/>
      <style:paragraph-properties style:writing-mode="lr-tb"/>
    </style:style>
    <style:style style:name="gr12" style:family="graphic" style:parent-style-name="standard">
      <style:graphic-properties svg:stroke-color="#3465a4" draw:fill-color="#fdb94d" draw:textarea-horizontal-align="justify" draw:textarea-vertical-align="middle" draw:auto-grow-height="false" fo:min-height="1.266cm" fo:min-width="2.421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top" fo:padding-top="0.151cm" fo:padding-bottom="0.151cm" fo:padding-left="0.276cm" fo:padding-right="0.276cm"/>
    </style:style>
    <style:style style:name="gr14" style:family="graphic" style:parent-style-name="text">
      <style:graphic-properties draw:stroke="solid" svg:stroke-color="#000000" draw:textarea-vertical-align="middle"/>
    </style:style>
    <style:style style:name="gr15" style:family="graphic" style:parent-style-name="standard">
      <style:graphic-properties svg:stroke-color="#3465a4" draw:fill-color="#f7a19a" draw:textarea-horizontal-align="justify" draw:textarea-vertical-align="middle" draw:auto-grow-height="false" fo:min-height="1.266cm" fo:min-width="2.421cm"/>
      <style:paragraph-properties style:writing-mode="lr-tb"/>
    </style:style>
    <style:style style:name="gr16" style:family="graphic" style:parent-style-name="standard">
      <style:graphic-properties svg:stroke-color="#3465a4" draw:fill-color="#f04e4d" draw:opacity="99%" draw:textarea-horizontal-align="justify" draw:textarea-vertical-align="middle" draw:auto-grow-height="false" fo:min-height="1.655cm" fo:min-width="4.58cm" draw:shadow="visible" draw:shadow-offset-x="0.212cm" draw:shadow-offset-y="0.212cm" draw:shadow-color="#f37b70"/>
      <style:paragraph-properties style:writing-mode="lr-tb"/>
    </style:style>
    <style:style style:name="gr17" style:family="graphic" style:parent-style-name="standard">
      <style:graphic-properties draw:stroke="dash" draw:stroke-dash="Fine_20_Dashed" svg:stroke-color="#3465a4" draw:fill-color="#f7a19a" draw:textarea-horizontal-align="justify" draw:textarea-vertical-align="middle" draw:auto-grow-height="false" fo:min-height="1.266cm" fo:min-width="2.421cm"/>
      <style:paragraph-properties style:writing-mode="lr-tb"/>
    </style:style>
    <style:style style:name="gr1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3465a4" draw:fill-color="#adc5e7" draw:textarea-horizontal-align="justify" draw:textarea-vertical-align="middle" draw:auto-grow-height="false" fo:min-height="1.274cm" fo:min-width="4.204cm"/>
      <style:paragraph-properties style:writing-mode="lr-tb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svg:stroke-color="#3465a4" draw:fill-color="#adc5e7" draw:textarea-horizontal-align="justify" draw:textarea-vertical-align="middle" draw:auto-grow-height="false" fo:min-height="2.163cm" fo:min-width="4.453cm"/>
      <style:paragraph-properties style:writing-mode="lr-tb"/>
    </style:style>
    <style:style style:name="gr23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4.32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5" style:family="graphic" style:parent-style-name="standard">
      <style:graphic-properties draw:fill-color="#adc5e7" draw:textarea-horizontal-align="justify" draw:textarea-vertical-align="middle" draw:auto-grow-height="false" fo:min-height="0.184cm" fo:min-width="3.193cm"/>
      <style:paragraph-properties style:writing-mode="lr-tb"/>
    </style:style>
    <style:style style:name="gr26" style:family="graphic" style:parent-style-name="standard">
      <style:graphic-properties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P1" style:family="paragraph">
      <loext:graphic-properties draw:fill-color="#adc5e7" draw:opacity="35%"/>
      <style:paragraph-properties fo:text-align="center"/>
    </style:style>
    <style:style style:name="P2" style:family="paragraph">
      <style:paragraph-properties fo:margin-left="0.508cm" fo:margin-right="0cm" fo:text-align="start" fo:text-indent="0cm"/>
    </style:style>
    <style:style style:name="P3" style:family="paragraph">
      <loext:graphic-properties draw:fill-color="#fcd4d1" draw:opacity="100%"/>
      <style:paragraph-properties fo:margin-left="0.508cm" fo:margin-right="0cm" fo:text-align="start" fo:text-indent="0cm"/>
      <style:text-properties fo:font-size="15pt" fo:background-color="transparent" style:font-size-asian="15pt" style:font-size-complex="15pt"/>
    </style:style>
    <style:style style:name="P4" style:family="paragraph">
      <loext:graphic-properties draw:fill-color="#fedcc6" draw:opacity="100%"/>
      <style:paragraph-properties fo:margin-left="0.508cm" fo:margin-right="0cm" fo:text-align="start" fo:text-indent="0cm"/>
      <style:text-properties fo:font-size="15pt" fo:background-color="transparent" style:font-size-asian="15pt" style:font-size-complex="15pt"/>
    </style:style>
    <style:style style:name="P5" style:family="paragraph">
      <loext:graphic-properties draw:fill-color="#e0efd4"/>
      <style:paragraph-properties fo:margin-left="0.508cm" fo:margin-right="0cm" fo:text-align="start" fo:text-indent="0cm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-color="#adc5e7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add58a"/>
      <style:paragraph-properties fo:text-align="center"/>
    </style:style>
    <style:style style:name="P10" style:family="paragraph">
      <loext:graphic-properties draw:fill-color="#c2e0ae"/>
      <style:paragraph-properties fo:text-align="center"/>
    </style:style>
    <style:style style:name="P11" style:family="paragraph">
      <loext:graphic-properties draw:fill-color="#fdb94d"/>
      <style:paragraph-properties fo:text-align="center"/>
    </style:style>
    <style:style style:name="P12" style:family="paragraph">
      <style:paragraph-properties fo:margin-top="0.457cm" fo:margin-bottom="0.203cm" fo:text-align="center"/>
      <style:text-properties fo:font-size="12pt" style:font-size-asian="12pt" style:font-size-complex="12pt"/>
    </style:style>
    <style:style style:name="P13" style:family="paragraph">
      <loext:graphic-properties draw:fill-color="#f7a19a"/>
      <style:paragraph-properties fo:text-align="center"/>
    </style:style>
    <style:style style:name="P14" style:family="paragraph">
      <loext:graphic-properties draw:fill-color="#f04e4d" draw:opacity="99%"/>
      <style:paragraph-properties fo:text-align="center"/>
    </style:style>
    <style:style style:name="P15" style:family="paragraph">
      <loext:graphic-properties draw:fill-color="#f04e4d" draw:opacity="99%"/>
      <style:paragraph-properties fo:text-align="center"/>
      <style:text-properties fo:text-shadow="none" style:text-underline-style="none" fo:font-weight="bold" fo:background-color="#cf3834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15pt" fo:background-color="transparen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shadow="none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66cm" svg:height="17.78cm" svg:x="1.12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681cm" svg:height="9.906cm" svg:x="7.496cm" svg:y="8.62cm">
          <text:p text:style-name="P2"><text:span text:style-name="T1">Periphera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12.681cm" svg:height="3.593cm" svg:x="7.496cm" svg:y="5.027cm">
          <text:p text:style-name="P2"><text:span text:style-name="T1">External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12.681cm" svg:height="3.937cm" svg:x="7.496cm" svg:y="1.127cm">
          <text:p text:style-name="P2"><text:span text:style-name="T2">Internal</text:span><text:span text:style-name="T2"><text:line-break/></text:span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7" draw:id="id17" draw:layer="layout" svg:width="7.239cm" svg:height="0.762cm" draw:transform="rotate (-1.5707963267949) translate (9.517cm 10.525cm)">
          <text:p text:style-name="P6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7" xml:id="id2" draw:id="id2" draw:layer="layout" svg:width="4.191cm" svg:height="3.556cm" svg:x="1.608cm" svg:y="2.313cm">
          <text:p text:style-name="P6">RISC-V CPU<text:line-break/><text:span text:style-name="T3">PicoRV32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6.415cm" svg:y1="6.697cm" svg:x2="3.703cm" svg:y2="5.869cm" draw:start-shape="id1" draw:start-glue-point="5" draw:end-shape="id2" draw:end-glue-point="2" svg:d="M6415 6697h-2712v-828" svg:viewBox="0 0 2713 829">
          <text:p text:style-name="P6"><text:span text:style-name="T4">32bit</text:span></text:p>
        </draw:connector>
        <draw:g>
          <draw:custom-shape draw:style-name="gr8" draw:text-style-name="P9" xml:id="id3" draw:id="id3" draw:layer="layout" svg:width="2.921cm" svg:height="2.921cm" svg:x="10.652cm" svg:y="1.753cm">
            <text:p text:style-name="P6">SRAM</text:p>
            <draw:enhanced-geometry svg:viewBox="0 0 21600 21600" draw:type="rectangle" draw:enhanced-path="M 0 0 L 21600 0 21600 21600 0 21600 0 0 Z N"/>
          </draw:custom-shape>
          <draw:frame draw:style-name="gr9" draw:text-style-name="P6" draw:layer="measurelines" svg:width="2.487cm" svg:height="0.528cm" svg:x="10.878cm" svg:y="3.94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nector draw:style-name="gr10" draw:text-style-name="P6" draw:layer="layout" svg:x1="10.652cm" svg:y1="3.213cm" svg:x2="7.187cm" svg:y2="4.756cm" draw:start-shape="id3" draw:start-glue-point="3" svg:d="M10652 3213h-1983v1543h-1482" svg:viewBox="0 0 3466 1544">
            <text:p/>
          </draw:connector>
        </draw:g>
        <draw:g xml:id="id4" draw:id="id4">
          <draw:custom-shape draw:style-name="gr8" draw:text-style-name="P9" draw:layer="measurelines" svg:width="2.921cm" svg:height="2.921cm" svg:x="16.778cm" svg:y="1.753cm">
            <text:p text:style-name="P6">Boot_ctr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measurelines" svg:width="2.413cm" svg:height="1.778cm" svg:x="17.059cm" svg:y="2.769cm">
            <text:p text:style-name="P6">Boot</text:p>
            <text:p text:style-name="P6">ROM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measurelines" svg:x1="13.573cm" svg:y1="3.213cm" svg:x2="16.778cm" svg:y2="3.213cm" draw:start-shape="id3" draw:start-glue-point="1" draw:end-shape="id4" draw:end-glue-point="3" svg:d="M13573 3213h3205" svg:viewBox="0 0 3206 1">
          <text:p/>
        </draw:connector>
        <draw:g xml:id="id5" draw:id="id5">
          <draw:custom-shape draw:style-name="gr12" draw:text-style-name="P11" draw:layer="measurelines" svg:width="2.921cm" svg:height="1.516cm" svg:x="10.652cm" svg:y="5.939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measurelines" svg:width="2.921cm" svg:height="1.516cm" svg:x="10.652cm" svg:y="5.939cm">
            <text:p text:style-name="P6">L1 Cache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2" draw:text-style-name="P11" draw:layer="measurelines" svg:width="2.921cm" svg:height="1.516cm" svg:x="15.478cm" svg:y="5.939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measurelines" svg:width="2.921cm" svg:height="1.516cm" svg:x="15.478cm" svg:y="5.939cm">
            <text:p text:style-name="P6">L2 Cache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2" draw:layer="measurelines" svg:x1="13.573cm" svg:y1="6.697cm" svg:x2="15.478cm" svg:y2="6.697cm" draw:start-shape="id5" draw:start-glue-point="1" draw:end-shape="id6" draw:end-glue-point="3" svg:d="M13573 6697h1905" svg:viewBox="0 0 1906 1">
          <text:p/>
        </draw:connector>
        <draw:g>
          <draw:custom-shape draw:style-name="gr12" draw:text-style-name="P11" draw:layer="layout" svg:width="2.921cm" svg:height="1.516cm" svg:x="10.652cm" svg:y="5.939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2.921cm" svg:height="1.516cm" svg:x="10.652cm" svg:y="5.939cm">
            <text:p text:style-name="P6">L1 Cache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6" draw:layer="measurelines" svg:x1="7.177cm" svg:y1="6.697cm" svg:x2="10.652cm" svg:y2="6.697cm" draw:start-shape="id1" draw:start-glue-point="7" svg:d="M7177 6697h3475" svg:viewBox="0 0 3476 1">
          <text:p/>
        </draw:connector>
        <draw:g xml:id="id7" draw:id="id7">
          <draw:custom-shape draw:style-name="gr12" draw:text-style-name="P11" draw:layer="layout" svg:width="2.921cm" svg:height="1.516cm" svg:x="10.652cm" svg:y="9.898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2.921cm" svg:height="1.516cm" svg:x="10.652cm" svg:y="9.898cm">
            <text:p text:style-name="P6">L1 Cache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5" draw:text-style-name="P13" draw:layer="layout" svg:width="2.921cm" svg:height="1.516cm" svg:x="16.778cm" svg:y="9.898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2.921cm" svg:height="1.516cm" svg:x="16.778cm" svg:y="9.898cm">
            <text:p text:style-name="P6">AXI DMA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2" draw:layer="layout" svg:x1="13.573cm" svg:y1="10.656cm" svg:x2="16.778cm" svg:y2="10.656cm" draw:start-shape="id7" draw:start-glue-point="1" draw:end-shape="id8" draw:end-glue-point="3" svg:d="M13573 10656h3205" svg:viewBox="0 0 3206 1">
          <text:p/>
        </draw:connector>
        <draw:g xml:id="id14" draw:id="id14">
          <draw:custom-shape draw:style-name="gr16" draw:text-style-name="P14" draw:layer="layout" svg:width="5.08cm" svg:height="1.905cm" svg:x="10.652cm" svg:y="9.509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5.08cm" svg:height="1.905cm" svg:x="10.652cm" svg:y="9.509cm">
            <text:p text:style-name="P6"><text:span text:style-name="T5">USER</text:span></text:p>
            <text:p text:style-name="P6"><text:span text:style-name="T5">PERIPHERALS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7" draw:text-style-name="P13" draw:layer="layout" svg:width="2.921cm" svg:height="1.516cm" svg:x="10.652cm" svg:y="12.176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2.921cm" svg:height="1.516cm" svg:x="10.652cm" svg:y="12.176cm">
            <text:p text:style-name="P6">Etherne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13" draw:layer="layout" svg:width="2.921cm" svg:height="1.516cm" svg:x="10.652cm" svg:y="14.47cm">
          <text:p text:style-name="P6">L1 Cache</text:p>
          <draw:enhanced-geometry svg:viewBox="0 0 21600 21600" draw:type="rectangle" draw:enhanced-path="M 0 0 L 21600 0 21600 21600 0 21600 0 0 Z N"/>
        </draw:custom-shape>
        <draw:custom-shape draw:style-name="gr15" draw:text-style-name="P13" xml:id="id9" draw:id="id9" draw:layer="layout" svg:width="2.921cm" svg:height="1.516cm" svg:x="10.652cm" svg:y="14.47cm">
          <text:p text:style-name="P6">U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draw:type="lines" svg:x1="13.573cm" svg:y1="15.228cm" svg:x2="22.204cm" svg:y2="15.238cm" draw:start-shape="id9" draw:start-glue-point="1" draw:end-shape="id10" draw:end-glue-point="0" svg:d="M13573 15228h500l7630 10h501" svg:viewBox="0 0 8632 11">
          <text:p/>
        </draw:connector>
        <draw:g xml:id="id11" draw:id="id11">
          <draw:custom-shape draw:style-name="gr17" draw:text-style-name="P13" draw:layer="layout" svg:width="2.921cm" svg:height="1.516cm" svg:x="10.652cm" svg:y="16.77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2.921cm" svg:height="1.516cm" svg:x="10.652cm" svg:y="16.77cm">
            <text:p text:style-name="P6">Tim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6" draw:layer="layout" svg:x1="10.652cm" svg:y1="17.528cm" svg:x2="9.517cm" svg:y2="16.29cm" draw:start-shape="id11" draw:start-glue-point="3" svg:d="M10652 17528h-818v-1238h-317" svg:viewBox="0 0 1136 1239">
          <text:p/>
        </draw:connector>
        <draw:connector draw:style-name="gr19" draw:text-style-name="P6" draw:layer="layout" draw:line-skew="-0.048cm" svg:x1="19.699cm" svg:y1="10.656cm" svg:x2="22.023cm" svg:y2="8.683cm" draw:start-shape="id8" draw:start-glue-point="1" draw:end-shape="id12" draw:end-glue-point="3" svg:d="M19699 10656h1113v-1973h1211" svg:viewBox="0 0 2325 1974">
          <text:p/>
        </draw:connector>
        <draw:connector draw:style-name="gr10" draw:text-style-name="P6" draw:layer="layout" svg:x1="10.652cm" svg:y1="15.228cm" svg:x2="9.518cm" svg:y2="15.228cm" svg:d="M10652 15228h-1134" svg:viewBox="0 0 1135 1">
          <text:p/>
        </draw:connector>
        <draw:connector draw:style-name="gr10" draw:text-style-name="P6" draw:layer="layout" svg:x1="10.652cm" svg:y1="12.934cm" svg:x2="9.518cm" svg:y2="12.934cm" draw:start-shape="id13" draw:start-glue-point="3" svg:d="M10652 12934h-1134" svg:viewBox="0 0 1135 1">
          <text:p/>
        </draw:connector>
        <draw:connector draw:style-name="gr10" draw:text-style-name="P6" draw:layer="layout" svg:x1="10.652cm" svg:y1="10.461cm" svg:x2="9.525cm" svg:y2="11.472cm" draw:start-shape="id14" draw:start-glue-point="3" svg:d="M10652 10461h-814v1011h-313" svg:viewBox="0 0 1128 1012">
          <text:p/>
        </draw:connector>
        <draw:custom-shape draw:style-name="gr20" draw:text-style-name="P7" xml:id="id18" draw:id="id18" draw:layer="layout" svg:width="4.704cm" svg:height="1.524cm" svg:x="22.204cm" svg:y="12.176cm">
          <text:p text:style-name="P6">ETH PHY<text:line-break/><text:span text:style-name="T3">100 Mbps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15" draw:id="id15" draw:layer="layout" svg:width="4.704cm" svg:height="1.524cm" svg:x="22.204cm" svg:y="14.476cm">
          <text:p text:style-name="P6">RS232-USB</text:p>
          <draw:enhanced-geometry svg:viewBox="0 0 21600 21600" draw:type="rectangle" draw:enhanced-path="M 0 0 L 21600 0 21600 21600 0 21600 0 0 Z N"/>
        </draw:custom-shape>
        <draw:connector draw:style-name="gr21" draw:text-style-name="P6" xml:id="id10" draw:id="id10" draw:layer="layout" svg:x1="22.204cm" svg:y1="15.238cm" svg:x2="22.204cm" svg:y2="15.238cm" draw:start-shape="id15" draw:start-glue-point="3" draw:end-shape="id15" draw:end-glue-point="3" svg:d="M22204 15238z" svg:viewBox="0 0 1 1">
          <text:p/>
        </draw:connector>
        <draw:custom-shape draw:style-name="gr22" draw:text-style-name="P7" xml:id="id12" draw:id="id12" draw:layer="layout" svg:width="4.953cm" svg:height="2.413cm" svg:x="22.023cm" svg:y="7.477cm">
          <text:p text:style-name="P6">AXI-Interconnect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draw:line-skew="0.852cm" svg:x1="18.399cm" svg:y1="6.697cm" svg:x2="22.023cm" svg:y2="8.683cm" draw:end-shape="id12" draw:end-glue-point="3" svg:d="M18399 6697h2413v1986h1211" svg:viewBox="0 0 3625 1987">
          <text:p/>
        </draw:connector>
        <draw:custom-shape draw:style-name="gr23" draw:text-style-name="P7" xml:id="id16" draw:id="id16" draw:layer="layout" svg:width="4.826cm" svg:height="3.556cm" svg:x="22.082cm" svg:y="1.635cm">
          <text:p text:style-name="P6">DDR4<text:line-break/>Controller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svg:x1="24.495cm" svg:y1="5.191cm" svg:x2="24.499cm" svg:y2="7.477cm" draw:start-shape="id16" draw:start-glue-point="2" draw:end-shape="id12" draw:end-glue-point="0" svg:d="M24495 5191v1143h4v1143" svg:viewBox="0 0 5 2287">
          <text:p/>
        </draw:connector>
        <draw:frame draw:style-name="gr24" draw:text-style-name="P17" draw:layer="layout" svg:width="5.08cm" svg:height="2.384cm" svg:x="1.254cm" svg:y="16.24cm">
          <draw:text-box>
            <text:p>IoB-SoC</text:p>
            <text:p>@167MHz</text:p>
          </draw:text-box>
        </draw:frame>
        <draw:connector draw:style-name="gr10" draw:text-style-name="P6" draw:layer="layout" svg:x1="8.755cm" svg:y1="14.144cm" svg:x2="6.797cm" svg:y2="9.154cm" draw:start-shape="id17" draw:start-glue-point="5" draw:end-shape="id1" draw:end-glue-point="4" svg:d="M8755 14144h-789v-4990h-1169" svg:viewBox="0 0 1959 4991">
          <text:p/>
        </draw:connector>
        <draw:custom-shape draw:style-name="gr25" draw:text-style-name="P7" xml:id="id1" draw:id="id1" draw:layer="layout" svg:width="6.477cm" svg:height="0.762cm" draw:transform="rotate (-1.5707963267949) translate (7.177cm 3.459cm)">
          <text:p text:style-name="P6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6" draw:text-style-name="P6" draw:layer="layout" svg:x1="13.573cm" svg:y1="12.934cm" svg:x2="22.204cm" svg:y2="12.938cm" draw:start-shape="id13" draw:start-glue-point="1" draw:end-shape="id18" draw:end-glue-point="3" svg:d="M13573 12934h4315v4h4316" svg:viewBox="0 0 8632 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09:25:24.234245608</meta:creation-date>
    <dc:date>2021-12-07T10:55:36.532900056</dc:date>
    <meta:editing-duration>PT2H9M56S</meta:editing-duration>
    <meta:editing-cycles>17</meta:editing-cycles>
    <meta:generator>LibreOffice/6.4.7.2$Linux_X86_64 LibreOffice_project/40$Build-2</meta:generator>
    <meta:document-statistic meta:object-count="61"/>
  </office:meta>
</office:document-meta>
</file>

<file path=Object 1/content.xml><?xml version="1.0" encoding="utf-8"?>
<math xmlns="http://www.w3.org/1998/Math/MathML" display="block">
  <semantics>
    <msup>
      <mn>2</mn>
      <mrow>
        <mi mathvariant="italic">SRAM</mi>
        <mtext>_</mtext>
        <mi mathvariant="italic">ADDR</mi>
        <mtext>_</mtext>
        <mi>W</mi>
      </mrow>
    </msup>
    <annotation encoding="StarMath 5.0">2^{SRAM"_"ADDR"_"W}
</annotation>
  </semantics>
</math>
</file>